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928in"/>
    </style:style>
    <style:style style:name="co3" style:family="table-column">
      <style:table-column-properties fo:break-before="auto" style:column-width="0.8764in"/>
    </style:style>
    <style:style style:name="co4" style:family="table-column">
      <style:table-column-properties fo:break-before="auto" style:column-width="0.948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409in"/>
    </style:style>
    <style:style style:name="co7" style:family="table-column">
      <style:table-column-properties fo:break-before="auto" style:column-width="2.3898in"/>
    </style:style>
    <style:style style:name="co8" style:family="table-column">
      <style:table-column-properties fo:break-before="auto" style:column-width="0.7626in"/>
    </style:style>
    <style:style style:name="co9" style:family="table-column">
      <style:table-column-properties fo:break-before="auto" style:column-width="0.628in"/>
    </style:style>
    <style:style style:name="co10" style:family="table-column">
      <style:table-column-properties fo:break-before="auto" style:column-width="0.8453in"/>
    </style:style>
    <style:style style:name="co11" style:family="table-column">
      <style:table-column-properties fo:break-before="auto" style:column-width="1.1665in"/>
    </style:style>
    <style:style style:name="co12" style:family="table-column">
      <style:table-column-properties fo:break-before="auto" style:column-width="0.7827in"/>
    </style:style>
    <style:style style:name="co13" style:family="table-column">
      <style:table-column-properties fo:break-before="auto" style:column-width="1.052in"/>
    </style:style>
    <style:style style:name="co14" style:family="table-column">
      <style:table-column-properties fo:break-before="auto" style:column-width="2.5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0.99pt solid #000000" fo:border-left="2.01pt solid #000000" fo:border-right="none" fo:border-top="2.01pt solid #000000"/>
    </style:style>
    <style:style style:name="ce2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3" style:family="table-cell" style:parent-style-name="Default">
      <style:table-cell-properties fo:border="0.99pt solid #000000"/>
    </style:style>
    <style:style style:name="ce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" style:family="table-cell" style:parent-style-name="Pivot_20_Table_20_Value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Ausleih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rätenummer</text:p>
          </table:table-cell>
          <table:table-cell office:value-type="string" calcext:value-type="string">
            <text:p>Mitarbeiter-ID</text:p>
          </table:table-cell>
          <table:table-cell office:value-type="string" calcext:value-type="string">
            <text:p>Ausgabe am</text:p>
          </table:table-cell>
          <table:table-cell office:value-type="string" calcext:value-type="string">
            <text:p>Rückgabe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9.05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0.09.2025</text:p>
          </table:table-cell>
          <table:table-cell office:value-type="string" calcext:value-type="string">
            <text:p>05.10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7.03.2025</text:p>
          </table:table-cell>
          <table:table-cell office:value-type="string" calcext:value-type="string">
            <text:p>30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8.07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10.06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7.04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12.07.2025</text:p>
          </table:table-cell>
          <table:table-cell office:value-type="string" calcext:value-type="string">
            <text:p>15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9.06.2025</text:p>
          </table:table-cell>
          <table:table-cell office:value-type="string" calcext:value-type="string">
            <text:p>29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9.08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7.05.2024</text:p>
          </table:table-cell>
          <table:table-cell office:value-type="string" calcext:value-type="string">
            <text:p>27.06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24.03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1.09.2025</text:p>
          </table:table-cell>
          <table:table-cell office:value-type="string" calcext:value-type="string">
            <text:p>04.10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23.08.2025</text:p>
          </table:table-cell>
          <table:table-cell office:value-type="string" calcext:value-type="string">
            <text:p>22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6.03.2024</text:p>
          </table:table-cell>
          <table:table-cell office:value-type="string" calcext:value-type="string">
            <text:p>17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3.11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15.08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30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8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3.10.2024</text:p>
          </table:table-cell>
          <table:table-cell office:value-type="string" calcext:value-type="string">
            <text:p>27.11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5.05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9.01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1.04.2024</text:p>
          </table:table-cell>
          <table:table-cell office:value-type="string" calcext:value-type="string">
            <text:p>01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04.12.2024</text:p>
          </table:table-cell>
          <table:table-cell office:value-type="string" calcext:value-type="string">
            <text:p>16.03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15.05.2025</text:p>
          </table:table-cell>
          <table:table-cell office:value-type="string" calcext:value-type="string">
            <text:p>05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9.09.2024</text:p>
          </table:table-cell>
          <table:table-cell office:value-type="string" calcext:value-type="string">
            <text:p>16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0.07.2024</text:p>
          </table:table-cell>
          <table:table-cell office:value-type="string" calcext:value-type="string">
            <text:p>06.01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8.01.2024</text:p>
          </table:table-cell>
          <table:table-cell office:value-type="string" calcext:value-type="string">
            <text:p>26.02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30.10.2024</text:p>
          </table:table-cell>
          <table:table-cell office:value-type="string" calcext:value-type="string">
            <text:p>04.12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2.05.2025</text:p>
          </table:table-cell>
          <table:table-cell office:value-type="string" calcext:value-type="string">
            <text:p>31.05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6.01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8.02.2024</text:p>
          </table:table-cell>
          <table:table-cell office:value-type="string" calcext:value-type="string">
            <text:p>09.06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4.02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9.06.2025</text:p>
          </table:table-cell>
          <table:table-cell office:value-type="string" calcext:value-type="string">
            <text:p>08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18.01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1.12.2023</text:p>
          </table:table-cell>
          <table:table-cell office:value-type="string" calcext:value-type="string">
            <text:p>24.09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2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4.08.2024</text:p>
          </table:table-cell>
          <table:table-cell office:value-type="string" calcext:value-type="string">
            <text:p>02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26.11.2024</text:p>
          </table:table-cell>
          <table:table-cell office:value-type="string" calcext:value-type="string">
            <text:p>03.03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5.12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 office:value-type="string" calcext:value-type="string">
            <text:p>12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4.03.2025</text:p>
          </table:table-cell>
          <table:table-cell office:value-type="string" calcext:value-type="string">
            <text:p>07.05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5.03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25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18.05.2025</text:p>
          </table:table-cell>
          <table:table-cell office:value-type="string" calcext:value-type="string">
            <text:p>08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02.10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3.07.2024</text:p>
          </table:table-cell>
          <table:table-cell table:number-columns-repeated="3"/>
        </table:table-row>
      </table:table>
      <table:table table:name="Mitarbeiter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itarbeiter-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teilung</text:p>
          </table:table-cell>
          <table:table-cell office:value-type="string" calcext:value-type="string">
            <text:p>Standort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eksandr Weinhag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Eleni Hauff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aul Dobes-Stiffel</text:p>
          </table:table-cell>
          <table:table-cell office:value-type="string" calcext:value-type="string">
            <text:p>Produktion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Klemens Löffler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lexandre Davids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Eric Patberg B.Sc.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Orhan Siering MBA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ipl.-Ing. Klaus-Werner Holsten B.Sc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Univ.Prof. Heimo Karg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arolin Hand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Auguste David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Ariane Klemt-Kaul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ünchen</text:p>
          </table:table-cell>
        </table:table-row>
      </table:table>
      <table:table table:name="Geraet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rätenummer</text:p>
          </table:table-cell>
          <table:table-cell office:value-type="string" calcext:value-type="string">
            <text:p>Gerätetyp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Kaufdatum</text:p>
          </table:table-cell>
          <table:table-cell office:value-type="string" calcext:value-type="string">
            <text:p>Netto-Kaufpreis</text:p>
          </table:table-cell>
          <table:table-cell office:value-type="string" calcext:value-type="string">
            <text:p>Standort</text:p>
          </table:table-cell>
        </table:table-row>
        <table:table-row table:style-name="ro1">
          <table:table-cell office:value-type="string" calcext:value-type="string">
            <text:p>G0001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1.01.2023</text:p>
          </table:table-cell>
          <table:table-cell office:value-type="float" office:value="1342.83" calcext:value-type="float">
            <text:p>1342.83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Surface Go</text:p>
          </table:table-cell>
          <table:table-cell office:value-type="string" calcext:value-type="string">
            <text:p>23.02.2021</text:p>
          </table:table-cell>
          <table:table-cell office:value-type="float" office:value="1076.18" calcext:value-type="float">
            <text:p>1076.18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08.09.2024</text:p>
          </table:table-cell>
          <table:table-cell office:value-type="float" office:value="1931.54" calcext:value-type="float">
            <text:p>1931.5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05.05.2025</text:p>
          </table:table-cell>
          <table:table-cell office:value-type="float" office:value="1007.88" calcext:value-type="float">
            <text:p>1007.88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03.11.2021</text:p>
          </table:table-cell>
          <table:table-cell office:value-type="float" office:value="823.23" calcext:value-type="float">
            <text:p>823.23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01.01.2024</text:p>
          </table:table-cell>
          <table:table-cell office:value-type="float" office:value="1257.96" calcext:value-type="float">
            <text:p>1257.9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13.06.2021</text:p>
          </table:table-cell>
          <table:table-cell office:value-type="float" office:value="869.09" calcext:value-type="float">
            <text:p>869.09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8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23.06.2025</text:p>
          </table:table-cell>
          <table:table-cell office:value-type="float" office:value="1323.76" calcext:value-type="float">
            <text:p>1323.76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10.04.2023</text:p>
          </table:table-cell>
          <table:table-cell office:value-type="float" office:value="1458.02" calcext:value-type="float">
            <text:p>1458.0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0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09.11.2023</text:p>
          </table:table-cell>
          <table:table-cell office:value-type="float" office:value="1786.37" calcext:value-type="float">
            <text:p>1786.37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1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Brother HL</text:p>
          </table:table-cell>
          <table:table-cell office:value-type="string" calcext:value-type="string">
            <text:p>09.09.2025</text:p>
          </table:table-cell>
          <table:table-cell office:value-type="float" office:value="1417.1" calcext:value-type="float">
            <text:p>1417.1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01.06.2022</text:p>
          </table:table-cell>
          <table:table-cell office:value-type="float" office:value="968.43" calcext:value-type="float">
            <text:p>968.43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16.05.2021</text:p>
          </table:table-cell>
          <table:table-cell office:value-type="float" office:value="1898.65" calcext:value-type="float">
            <text:p>1898.65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03.03.2021</text:p>
          </table:table-cell>
          <table:table-cell office:value-type="float" office:value="1415.97" calcext:value-type="float">
            <text:p>1415.9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20.09.2022</text:p>
          </table:table-cell>
          <table:table-cell office:value-type="float" office:value="661.44" calcext:value-type="float">
            <text:p>661.4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30.03.2023</text:p>
          </table:table-cell>
          <table:table-cell office:value-type="float" office:value="1501.06" calcext:value-type="float">
            <text:p>1501.0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7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16.06.2021</text:p>
          </table:table-cell>
          <table:table-cell office:value-type="float" office:value="1748.56" calcext:value-type="float">
            <text:p>1748.5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8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05.10.2022</text:p>
          </table:table-cell>
          <table:table-cell office:value-type="float" office:value="1688.07" calcext:value-type="float">
            <text:p>1688.07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9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HP LaserJet</text:p>
          </table:table-cell>
          <table:table-cell office:value-type="string" calcext:value-type="string">
            <text:p>21.08.2021</text:p>
          </table:table-cell>
          <table:table-cell office:value-type="float" office:value="737.57" calcext:value-type="float">
            <text:p>737.5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0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06.01.2024</text:p>
          </table:table-cell>
          <table:table-cell office:value-type="float" office:value="740.2" calcext:value-type="float">
            <text:p>740.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amsung Curved</text:p>
          </table:table-cell>
          <table:table-cell office:value-type="string" calcext:value-type="string">
            <text:p>22.02.2023</text:p>
          </table:table-cell>
          <table:table-cell office:value-type="float" office:value="1134.16" calcext:value-type="float">
            <text:p>1134.1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20.08.2024</text:p>
          </table:table-cell>
          <table:table-cell office:value-type="float" office:value="1591.98" calcext:value-type="float">
            <text:p>1591.98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3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19.11.2023</text:p>
          </table:table-cell>
          <table:table-cell office:value-type="float" office:value="1335.34" calcext:value-type="float">
            <text:p>1335.34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ell UltraSharp</text:p>
          </table:table-cell>
          <table:table-cell office:value-type="string" calcext:value-type="string">
            <text:p>01.03.2022</text:p>
          </table:table-cell>
          <table:table-cell office:value-type="float" office:value="750.91" calcext:value-type="float">
            <text:p>750.91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5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06.12.2023</text:p>
          </table:table-cell>
          <table:table-cell office:value-type="float" office:value="545.46" calcext:value-type="float">
            <text:p>545.4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20.10.2023</text:p>
          </table:table-cell>
          <table:table-cell office:value-type="float" office:value="1403.91" calcext:value-type="float">
            <text:p>1403.91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amsung Curved</text:p>
          </table:table-cell>
          <table:table-cell office:value-type="string" calcext:value-type="string">
            <text:p>24.07.2022</text:p>
          </table:table-cell>
          <table:table-cell office:value-type="float" office:value="501.64" calcext:value-type="float">
            <text:p>501.6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19.01.2023</text:p>
          </table:table-cell>
          <table:table-cell office:value-type="float" office:value="1246.58" calcext:value-type="float">
            <text:p>1246.58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21.05.2021</text:p>
          </table:table-cell>
          <table:table-cell office:value-type="float" office:value="1553.15" calcext:value-type="float">
            <text:p>1553.15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27.03.2022</text:p>
          </table:table-cell>
          <table:table-cell office:value-type="float" office:value="1629.76" calcext:value-type="float">
            <text:p>1629.7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P EliteBook</text:p>
          </table:table-cell>
          <table:table-cell office:value-type="string" calcext:value-type="string">
            <text:p>28.04.2025</text:p>
          </table:table-cell>
          <table:table-cell office:value-type="float" office:value="1095.62" calcext:value-type="float">
            <text:p>1095.6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11.11.2022</text:p>
          </table:table-cell>
          <table:table-cell office:value-type="float" office:value="1801.36" calcext:value-type="float">
            <text:p>1801.3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BenQ MW550</text:p>
          </table:table-cell>
          <table:table-cell office:value-type="string" calcext:value-type="string">
            <text:p>03.03.2022</text:p>
          </table:table-cell>
          <table:table-cell office:value-type="float" office:value="1212.29" calcext:value-type="float">
            <text:p>1212.29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4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17.09.2024</text:p>
          </table:table-cell>
          <table:table-cell office:value-type="float" office:value="1746.67" calcext:value-type="float">
            <text:p>1746.6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BenQ MW550</text:p>
          </table:table-cell>
          <table:table-cell office:value-type="string" calcext:value-type="string">
            <text:p>03.01.2024</text:p>
          </table:table-cell>
          <table:table-cell office:value-type="float" office:value="644.54" calcext:value-type="float">
            <text:p>644.54</text:p>
          </table:table-cell>
          <table:table-cell office:value-type="string" calcext:value-type="string">
            <text:p>Berlin</text:p>
          </table:table-cell>
        </table:table-row>
      </table:table>
      <table:table table:name="Gesamt" table:style-name="ta1">
        <table:table-column table:style-name="co5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rätenummer</text:p>
          </table:table-cell>
          <table:table-cell office:value-type="string" calcext:value-type="string">
            <text:p>Mitarbeiter-ID</text:p>
          </table:table-cell>
          <table:table-cell office:value-type="string" calcext:value-type="string">
            <text:p>Ausgabe am</text:p>
          </table:table-cell>
          <table:table-cell office:value-type="string" calcext:value-type="string">
            <text:p>Rückgabe am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Mitarbeiter</text:p>
          </table:table-cell>
          <table:table-cell office:value-type="string" calcext:value-type="string">
            <text:p>Gerätewert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9.05.2024</text:p>
          </table:table-cell>
          <table:table-cell/>
          <table:table-cell table:formula="of:=VLOOKUP([.A2]; [Geraete.$A$2:.$C$100]; 2; 0)" office:value-type="string" office:string-value="Beamer" calcext:value-type="string">
            <text:p>Beamer</text:p>
          </table:table-cell>
          <table:table-cell table:formula="of:=VLOOKUP([.B2]; [Mitarbeiter.$A$2:.$C$100]; 2; 0)" office:value-type="string" office:string-value="Univ.Prof. Heimo Karge" calcext:value-type="string">
            <text:p>Univ.Prof. Heimo Karge</text:p>
          </table:table-cell>
          <table:table-cell table:formula="of:=VLOOKUP([.A2]; [Geraete.$A$2:.$F$100]; 5; 0)" office:value-type="float" office:value="644.54" calcext:value-type="float">
            <text:p>644.54</text:p>
          </table:table-cell>
        </table:table-row>
        <table:table-row table:style-name="ro1">
          <table:table-cell office:value-type="string" calcext:value-type="string">
            <text:p>G002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0.09.2025</text:p>
          </table:table-cell>
          <table:table-cell office:value-type="string" calcext:value-type="string">
            <text:p>05.10.2025</text:p>
          </table:table-cell>
          <table:table-cell table:formula="of:=VLOOKUP([.A3]; [Geraete.$A$2:.$C$100]; 2; 0)" office:value-type="string" office:string-value="Monitor" calcext:value-type="string">
            <text:p>Monitor</text:p>
          </table:table-cell>
          <table:table-cell table:formula="of:=VLOOKUP([.B3]; [Mitarbeiter.$A$2:.$C$100]; 2; 0)" office:value-type="string" office:string-value="Dipl.-Ing. Klaus-Werner Holsten B.Sc." calcext:value-type="string">
            <text:p>Dipl.-Ing. Klaus-Werner Holsten B.Sc.</text:p>
          </table:table-cell>
          <table:table-cell table:formula="of:=VLOOKUP([.A3]; [Geraete.$A$2:.$F$100]; 5; 0)" office:value-type="float" office:value="1134.16" calcext:value-type="float">
            <text:p>1134.16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7.03.2025</text:p>
          </table:table-cell>
          <table:table-cell office:value-type="string" calcext:value-type="string">
            <text:p>30.07.2025</text:p>
          </table:table-cell>
          <table:table-cell table:formula="of:=VLOOKUP([.A4]; [Geraete.$A$2:.$C$100]; 2; 0)" office:value-type="string" office:string-value="Monitor" calcext:value-type="string">
            <text:p>Monitor</text:p>
          </table:table-cell>
          <table:table-cell table:formula="of:=VLOOKUP([.B4]; [Mitarbeiter.$A$2:.$C$100]; 2; 0)" office:value-type="string" office:string-value="Alexandre Davids" calcext:value-type="string">
            <text:p>Alexandre Davids</text:p>
          </table:table-cell>
          <table:table-cell table:formula="of:=VLOOKUP([.A4]; [Geraete.$A$2:.$F$100]; 5; 0)" office:value-type="float" office:value="750.91" calcext:value-type="float">
            <text:p>750.91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8.07.2025</text:p>
          </table:table-cell>
          <table:table-cell/>
          <table:table-cell table:formula="of:=VLOOKUP([.A5]; [Geraete.$A$2:.$C$100]; 2; 0)" office:value-type="string" office:string-value="Drucker" calcext:value-type="string">
            <text:p>Drucker</text:p>
          </table:table-cell>
          <table:table-cell table:formula="of:=VLOOKUP([.B5]; [Mitarbeiter.$A$2:.$C$100]; 2; 0)" office:value-type="string" office:string-value="Carolin Hande" calcext:value-type="string">
            <text:p>Carolin Hande</text:p>
          </table:table-cell>
          <table:table-cell table:formula="of:=VLOOKUP([.A5]; [Geraete.$A$2:.$F$100]; 5; 0)" office:value-type="float" office:value="1501.06" calcext:value-type="float">
            <text:p>1501.06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10.06.2025</text:p>
          </table:table-cell>
          <table:table-cell table:formula="of:=VLOOKUP([.A6]; [Geraete.$A$2:.$C$100]; 2; 0)" office:value-type="string" office:string-value="Smartphone" calcext:value-type="string">
            <text:p>Smartphone</text:p>
          </table:table-cell>
          <table:table-cell table:formula="of:=VLOOKUP([.B6]; [Mitarbeiter.$A$2:.$C$100]; 2; 0)" office:value-type="string" office:string-value="Ariane Klemt-Kaul" calcext:value-type="string">
            <text:p>Ariane Klemt-Kaul</text:p>
          </table:table-cell>
          <table:table-cell table:formula="of:=VLOOKUP([.A6]; [Geraete.$A$2:.$F$100]; 5; 0)" office:value-type="float" office:value="1257.96" calcext:value-type="float">
            <text:p>1257.96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7.04.2024</text:p>
          </table:table-cell>
          <table:table-cell/>
          <table:table-cell table:formula="of:=VLOOKUP([.A7]; [Geraete.$A$2:.$C$100]; 2; 0)" office:value-type="string" office:string-value="Drucker" calcext:value-type="string">
            <text:p>Drucker</text:p>
          </table:table-cell>
          <table:table-cell table:formula="of:=VLOOKUP([.B7]; [Mitarbeiter.$A$2:.$C$100]; 2; 0)" office:value-type="string" office:string-value="Univ.Prof. Heimo Karge" calcext:value-type="string">
            <text:p>Univ.Prof. Heimo Karge</text:p>
          </table:table-cell>
          <table:table-cell table:formula="of:=VLOOKUP([.A7]; [Geraete.$A$2:.$F$100]; 5; 0)" office:value-type="float" office:value="823.23" calcext:value-type="float">
            <text:p>823.23</text:p>
          </table:table-cell>
        </table:table-row>
        <table:table-row table:style-name="ro1">
          <table:table-cell office:value-type="string" calcext:value-type="string">
            <text:p>G000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12.07.2025</text:p>
          </table:table-cell>
          <table:table-cell office:value-type="string" calcext:value-type="string">
            <text:p>15.07.2025</text:p>
          </table:table-cell>
          <table:table-cell table:formula="of:=VLOOKUP([.A8]; [Geraete.$A$2:.$C$100]; 2; 0)" office:value-type="string" office:string-value="Laptop" calcext:value-type="string">
            <text:p>Laptop</text:p>
          </table:table-cell>
          <table:table-cell table:formula="of:=VLOOKUP([.B8]; [Mitarbeiter.$A$2:.$C$100]; 2; 0)" office:value-type="string" office:string-value="Auguste Davids" calcext:value-type="string">
            <text:p>Auguste Davids</text:p>
          </table:table-cell>
          <table:table-cell table:formula="of:=VLOOKUP([.A8]; [Geraete.$A$2:.$F$100]; 5; 0)" office:value-type="float" office:value="1458.02" calcext:value-type="float">
            <text:p>1458.02</text:p>
          </table:table-cell>
        </table:table-row>
        <table:table-row table:style-name="ro1">
          <table:table-cell office:value-type="string" calcext:value-type="string">
            <text:p>G001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9.06.2025</text:p>
          </table:table-cell>
          <table:table-cell office:value-type="string" calcext:value-type="string">
            <text:p>29.08.2025</text:p>
          </table:table-cell>
          <table:table-cell table:formula="of:=VLOOKUP([.A9]; [Geraete.$A$2:.$C$100]; 2; 0)" office:value-type="string" office:string-value="Drucker" calcext:value-type="string">
            <text:p>Drucker</text:p>
          </table:table-cell>
          <table:table-cell table:formula="of:=VLOOKUP([.B9]; [Mitarbeiter.$A$2:.$C$100]; 2; 0)" office:value-type="string" office:string-value="Alexandre Davids" calcext:value-type="string">
            <text:p>Alexandre Davids</text:p>
          </table:table-cell>
          <table:table-cell table:formula="of:=VLOOKUP([.A9]; [Geraete.$A$2:.$F$100]; 5; 0)" office:value-type="float" office:value="1417.1" calcext:value-type="float">
            <text:p>1417.1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9.08.2024</text:p>
          </table:table-cell>
          <table:table-cell/>
          <table:table-cell table:formula="of:=VLOOKUP([.A10]; [Geraete.$A$2:.$C$100]; 2; 0)" office:value-type="string" office:string-value="Beamer" calcext:value-type="string">
            <text:p>Beamer</text:p>
          </table:table-cell>
          <table:table-cell table:formula="of:=VLOOKUP([.B10]; [Mitarbeiter.$A$2:.$C$100]; 2; 0)" office:value-type="string" office:string-value="Klemens Löffler" calcext:value-type="string">
            <text:p>Klemens Löffler</text:p>
          </table:table-cell>
          <table:table-cell table:formula="of:=VLOOKUP([.A10]; [Geraete.$A$2:.$F$100]; 5; 0)" office:value-type="float" office:value="1246.58" calcext:value-type="float">
            <text:p>1246.58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7.05.2024</text:p>
          </table:table-cell>
          <table:table-cell office:value-type="string" calcext:value-type="string">
            <text:p>27.06.2024</text:p>
          </table:table-cell>
          <table:table-cell table:formula="of:=VLOOKUP([.A11]; [Geraete.$A$2:.$C$100]; 2; 0)" office:value-type="string" office:string-value="Drucker" calcext:value-type="string">
            <text:p>Drucker</text:p>
          </table:table-cell>
          <table:table-cell table:formula="of:=VLOOKUP([.B11]; [Mitarbeiter.$A$2:.$C$100]; 2; 0)" office:value-type="string" office:string-value="Ariane Klemt-Kaul" calcext:value-type="string">
            <text:p>Ariane Klemt-Kaul</text:p>
          </table:table-cell>
          <table:table-cell table:formula="of:=VLOOKUP([.A11]; [Geraete.$A$2:.$F$100]; 5; 0)" office:value-type="float" office:value="1898.65" calcext:value-type="float">
            <text:p>1898.65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24.03.2024</text:p>
          </table:table-cell>
          <table:table-cell/>
          <table:table-cell table:formula="of:=VLOOKUP([.A12]; [Geraete.$A$2:.$C$100]; 2; 0)" office:value-type="string" office:string-value="Monitor" calcext:value-type="string">
            <text:p>Monitor</text:p>
          </table:table-cell>
          <table:table-cell table:formula="of:=VLOOKUP([.B12]; [Mitarbeiter.$A$2:.$C$100]; 2; 0)" office:value-type="string" office:string-value="Dipl.-Ing. Klaus-Werner Holsten B.Sc." calcext:value-type="string">
            <text:p>Dipl.-Ing. Klaus-Werner Holsten B.Sc.</text:p>
          </table:table-cell>
          <table:table-cell table:formula="of:=VLOOKUP([.A12]; [Geraete.$A$2:.$F$100]; 5; 0)" office:value-type="float" office:value="750.91" calcext:value-type="float">
            <text:p>750.91</text:p>
          </table:table-cell>
        </table:table-row>
        <table:table-row table:style-name="ro1">
          <table:table-cell office:value-type="string" calcext:value-type="string">
            <text:p>G002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1.09.2025</text:p>
          </table:table-cell>
          <table:table-cell office:value-type="string" calcext:value-type="string">
            <text:p>04.10.2025</text:p>
          </table:table-cell>
          <table:table-cell table:formula="of:=VLOOKUP([.A13]; [Geraete.$A$2:.$C$100]; 2; 0)" office:value-type="string" office:string-value="Laptop" calcext:value-type="string">
            <text:p>Laptop</text:p>
          </table:table-cell>
          <table:table-cell table:formula="of:=VLOOKUP([.B13]; [Mitarbeiter.$A$2:.$C$100]; 2; 0)" office:value-type="string" office:string-value="Eleni Hauffer" calcext:value-type="string">
            <text:p>Eleni Hauffer</text:p>
          </table:table-cell>
          <table:table-cell table:formula="of:=VLOOKUP([.A13]; [Geraete.$A$2:.$F$100]; 5; 0)" office:value-type="float" office:value="1553.15" calcext:value-type="float">
            <text:p>1553.15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23.08.2025</text:p>
          </table:table-cell>
          <table:table-cell office:value-type="string" calcext:value-type="string">
            <text:p>22.09.2025</text:p>
          </table:table-cell>
          <table:table-cell table:formula="of:=VLOOKUP([.A14]; [Geraete.$A$2:.$C$100]; 2; 0)" office:value-type="string" office:string-value="Drucker" calcext:value-type="string">
            <text:p>Drucker</text:p>
          </table:table-cell>
          <table:table-cell table:formula="of:=VLOOKUP([.B14]; [Mitarbeiter.$A$2:.$C$100]; 2; 0)" office:value-type="string" office:string-value="Eric Patberg B.Sc." calcext:value-type="string">
            <text:p>Eric Patberg B.Sc.</text:p>
          </table:table-cell>
          <table:table-cell table:formula="of:=VLOOKUP([.A14]; [Geraete.$A$2:.$F$100]; 5; 0)" office:value-type="float" office:value="823.23" calcext:value-type="float">
            <text:p>823.23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6.03.2024</text:p>
          </table:table-cell>
          <table:table-cell office:value-type="string" calcext:value-type="string">
            <text:p>17.08.2025</text:p>
          </table:table-cell>
          <table:table-cell table:formula="of:=VLOOKUP([.A15]; [Geraete.$A$2:.$C$100]; 2; 0)" office:value-type="string" office:string-value="Smartphone" calcext:value-type="string">
            <text:p>Smartphone</text:p>
          </table:table-cell>
          <table:table-cell table:formula="of:=VLOOKUP([.B15]; [Mitarbeiter.$A$2:.$C$100]; 2; 0)" office:value-type="string" office:string-value="Carolin Hande" calcext:value-type="string">
            <text:p>Carolin Hande</text:p>
          </table:table-cell>
          <table:table-cell table:formula="of:=VLOOKUP([.A15]; [Geraete.$A$2:.$F$100]; 5; 0)" office:value-type="float" office:value="661.44" calcext:value-type="float">
            <text:p>661.44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3.11.2024</text:p>
          </table:table-cell>
          <table:table-cell/>
          <table:table-cell table:formula="of:=VLOOKUP([.A16]; [Geraete.$A$2:.$C$100]; 2; 0)" office:value-type="string" office:string-value="Drucker" calcext:value-type="string">
            <text:p>Drucker</text:p>
          </table:table-cell>
          <table:table-cell table:formula="of:=VLOOKUP([.B16]; [Mitarbeiter.$A$2:.$C$100]; 2; 0)" office:value-type="string" office:string-value="Ariane Klemt-Kaul" calcext:value-type="string">
            <text:p>Ariane Klemt-Kaul</text:p>
          </table:table-cell>
          <table:table-cell table:formula="of:=VLOOKUP([.A16]; [Geraete.$A$2:.$F$100]; 5; 0)" office:value-type="float" office:value="823.23" calcext:value-type="float">
            <text:p>823.23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15.08.2024</text:p>
          </table:table-cell>
          <table:table-cell/>
          <table:table-cell table:formula="of:=VLOOKUP([.A17]; [Geraete.$A$2:.$C$100]; 2; 0)" office:value-type="string" office:string-value="Smartphone" calcext:value-type="string">
            <text:p>Smartphone</text:p>
          </table:table-cell>
          <table:table-cell table:formula="of:=VLOOKUP([.B17]; [Mitarbeiter.$A$2:.$C$100]; 2; 0)" office:value-type="string" office:string-value="Eleni Hauffer" calcext:value-type="string">
            <text:p>Eleni Hauffer</text:p>
          </table:table-cell>
          <table:table-cell table:formula="of:=VLOOKUP([.A17]; [Geraete.$A$2:.$F$100]; 5; 0)" office:value-type="float" office:value="661.44" calcext:value-type="float">
            <text:p>661.44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30.09.2025</text:p>
          </table:table-cell>
          <table:table-cell table:formula="of:=VLOOKUP([.A18]; [Geraete.$A$2:.$C$100]; 2; 0)" office:value-type="string" office:string-value="Tablet" calcext:value-type="string">
            <text:p>Tablet</text:p>
          </table:table-cell>
          <table:table-cell table:formula="of:=VLOOKUP([.B18]; [Mitarbeiter.$A$2:.$C$100]; 2; 0)" office:value-type="string" office:string-value="Eleni Hauffer" calcext:value-type="string">
            <text:p>Eleni Hauffer</text:p>
          </table:table-cell>
          <table:table-cell table:formula="of:=VLOOKUP([.A18]; [Geraete.$A$2:.$F$100]; 5; 0)" office:value-type="float" office:value="1591.98" calcext:value-type="float">
            <text:p>1591.98</text:p>
          </table:table-cell>
        </table:table-row>
        <table:table-row table:style-name="ro1">
          <table:table-cell office:value-type="string" calcext:value-type="string">
            <text:p>G0018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3.10.2024</text:p>
          </table:table-cell>
          <table:table-cell office:value-type="string" calcext:value-type="string">
            <text:p>27.11.2024</text:p>
          </table:table-cell>
          <table:table-cell table:formula="of:=VLOOKUP([.A19]; [Geraete.$A$2:.$C$100]; 2; 0)" office:value-type="string" office:string-value="Tablet" calcext:value-type="string">
            <text:p>Tablet</text:p>
          </table:table-cell>
          <table:table-cell table:formula="of:=VLOOKUP([.B19]; [Mitarbeiter.$A$2:.$C$100]; 2; 0)" office:value-type="string" office:string-value="Auguste Davids" calcext:value-type="string">
            <text:p>Auguste Davids</text:p>
          </table:table-cell>
          <table:table-cell table:formula="of:=VLOOKUP([.A19]; [Geraete.$A$2:.$F$100]; 5; 0)" office:value-type="float" office:value="1688.07" calcext:value-type="float">
            <text:p>1688.07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5.05.2024</text:p>
          </table:table-cell>
          <table:table-cell/>
          <table:table-cell table:formula="of:=VLOOKUP([.A20]; [Geraete.$A$2:.$C$100]; 2; 0)" office:value-type="string" office:string-value="Beamer" calcext:value-type="string">
            <text:p>Beamer</text:p>
          </table:table-cell>
          <table:table-cell table:formula="of:=VLOOKUP([.B20]; [Mitarbeiter.$A$2:.$C$100]; 2; 0)" office:value-type="string" office:string-value="Paul Dobes-Stiffel" calcext:value-type="string">
            <text:p>Paul Dobes-Stiffel</text:p>
          </table:table-cell>
          <table:table-cell table:formula="of:=VLOOKUP([.A20]; [Geraete.$A$2:.$F$100]; 5; 0)" office:value-type="float" office:value="644.54" calcext:value-type="float">
            <text:p>644.54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9.01.2024</text:p>
          </table:table-cell>
          <table:table-cell/>
          <table:table-cell table:formula="of:=VLOOKUP([.A21]; [Geraete.$A$2:.$C$100]; 2; 0)" office:value-type="string" office:string-value="Laptop" calcext:value-type="string">
            <text:p>Laptop</text:p>
          </table:table-cell>
          <table:table-cell table:formula="of:=VLOOKUP([.B21]; [Mitarbeiter.$A$2:.$C$100]; 2; 0)" office:value-type="string" office:string-value="Klemens Löffler" calcext:value-type="string">
            <text:p>Klemens Löffler</text:p>
          </table:table-cell>
          <table:table-cell table:formula="of:=VLOOKUP([.A21]; [Geraete.$A$2:.$F$100]; 5; 0)" office:value-type="float" office:value="1095.62" calcext:value-type="float">
            <text:p>1095.62</text:p>
          </table:table-cell>
        </table:table-row>
        <table:table-row table:style-name="ro1">
          <table:table-cell office:value-type="string" calcext:value-type="string">
            <text:p>G002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1.04.2024</text:p>
          </table:table-cell>
          <table:table-cell office:value-type="string" calcext:value-type="string">
            <text:p>01.07.2025</text:p>
          </table:table-cell>
          <table:table-cell table:formula="of:=VLOOKUP([.A22]; [Geraete.$A$2:.$C$100]; 2; 0)" office:value-type="string" office:string-value="Monitor" calcext:value-type="string">
            <text:p>Monitor</text:p>
          </table:table-cell>
          <table:table-cell table:formula="of:=VLOOKUP([.B22]; [Mitarbeiter.$A$2:.$C$100]; 2; 0)" office:value-type="string" office:string-value="Klemens Löffler" calcext:value-type="string">
            <text:p>Klemens Löffler</text:p>
          </table:table-cell>
          <table:table-cell table:formula="of:=VLOOKUP([.A22]; [Geraete.$A$2:.$F$100]; 5; 0)" office:value-type="float" office:value="501.64" calcext:value-type="float">
            <text:p>501.64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04.12.2024</text:p>
          </table:table-cell>
          <table:table-cell office:value-type="string" calcext:value-type="string">
            <text:p>16.03.2025</text:p>
          </table:table-cell>
          <table:table-cell table:formula="of:=VLOOKUP([.A23]; [Geraete.$A$2:.$C$100]; 2; 0)" office:value-type="string" office:string-value="Beamer" calcext:value-type="string">
            <text:p>Beamer</text:p>
          </table:table-cell>
          <table:table-cell table:formula="of:=VLOOKUP([.B23]; [Mitarbeiter.$A$2:.$C$100]; 2; 0)" office:value-type="string" office:string-value="Eric Patberg B.Sc." calcext:value-type="string">
            <text:p>Eric Patberg B.Sc.</text:p>
          </table:table-cell>
          <table:table-cell table:formula="of:=VLOOKUP([.A23]; [Geraete.$A$2:.$F$100]; 5; 0)" office:value-type="float" office:value="1246.58" calcext:value-type="float">
            <text:p>1246.58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15.05.2025</text:p>
          </table:table-cell>
          <table:table-cell office:value-type="string" calcext:value-type="string">
            <text:p>05.09.2025</text:p>
          </table:table-cell>
          <table:table-cell table:formula="of:=VLOOKUP([.A24]; [Geraete.$A$2:.$C$100]; 2; 0)" office:value-type="string" office:string-value="Beamer" calcext:value-type="string">
            <text:p>Beamer</text:p>
          </table:table-cell>
          <table:table-cell table:formula="of:=VLOOKUP([.B24]; [Mitarbeiter.$A$2:.$C$100]; 2; 0)" office:value-type="string" office:string-value="Ariane Klemt-Kaul" calcext:value-type="string">
            <text:p>Ariane Klemt-Kaul</text:p>
          </table:table-cell>
          <table:table-cell table:formula="of:=VLOOKUP([.A24]; [Geraete.$A$2:.$F$100]; 5; 0)" office:value-type="float" office:value="1629.76" calcext:value-type="float">
            <text:p>1629.76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9.09.2024</text:p>
          </table:table-cell>
          <table:table-cell office:value-type="string" calcext:value-type="string">
            <text:p>16.07.2025</text:p>
          </table:table-cell>
          <table:table-cell table:formula="of:=VLOOKUP([.A25]; [Geraete.$A$2:.$C$100]; 2; 0)" office:value-type="string" office:string-value="Laptop" calcext:value-type="string">
            <text:p>Laptop</text:p>
          </table:table-cell>
          <table:table-cell table:formula="of:=VLOOKUP([.B25]; [Mitarbeiter.$A$2:.$C$100]; 2; 0)" office:value-type="string" office:string-value="Aleksandr Weinhage" calcext:value-type="string">
            <text:p>Aleksandr Weinhage</text:p>
          </table:table-cell>
          <table:table-cell table:formula="of:=VLOOKUP([.A25]; [Geraete.$A$2:.$F$100]; 5; 0)" office:value-type="float" office:value="869.09" calcext:value-type="float">
            <text:p>869.09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0.07.2024</text:p>
          </table:table-cell>
          <table:table-cell office:value-type="string" calcext:value-type="string">
            <text:p>06.01.2025</text:p>
          </table:table-cell>
          <table:table-cell table:formula="of:=VLOOKUP([.A26]; [Geraete.$A$2:.$C$100]; 2; 0)" office:value-type="string" office:string-value="Tablet" calcext:value-type="string">
            <text:p>Tablet</text:p>
          </table:table-cell>
          <table:table-cell table:formula="of:=VLOOKUP([.B26]; [Mitarbeiter.$A$2:.$C$100]; 2; 0)" office:value-type="string" office:string-value="Eleni Hauffer" calcext:value-type="string">
            <text:p>Eleni Hauffer</text:p>
          </table:table-cell>
          <table:table-cell table:formula="of:=VLOOKUP([.A26]; [Geraete.$A$2:.$F$100]; 5; 0)" office:value-type="float" office:value="1591.98" calcext:value-type="float">
            <text:p>1591.98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8.01.2024</text:p>
          </table:table-cell>
          <table:table-cell office:value-type="string" calcext:value-type="string">
            <text:p>26.02.2025</text:p>
          </table:table-cell>
          <table:table-cell table:formula="of:=VLOOKUP([.A27]; [Geraete.$A$2:.$C$100]; 2; 0)" office:value-type="string" office:string-value="Drucker" calcext:value-type="string">
            <text:p>Drucker</text:p>
          </table:table-cell>
          <table:table-cell table:formula="of:=VLOOKUP([.B27]; [Mitarbeiter.$A$2:.$C$100]; 2; 0)" office:value-type="string" office:string-value="Univ.Prof. Heimo Karge" calcext:value-type="string">
            <text:p>Univ.Prof. Heimo Karge</text:p>
          </table:table-cell>
          <table:table-cell table:formula="of:=VLOOKUP([.A27]; [Geraete.$A$2:.$F$100]; 5; 0)" office:value-type="float" office:value="1898.65" calcext:value-type="float">
            <text:p>1898.65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30.10.2024</text:p>
          </table:table-cell>
          <table:table-cell office:value-type="string" calcext:value-type="string">
            <text:p>04.12.2024</text:p>
          </table:table-cell>
          <table:table-cell table:formula="of:=VLOOKUP([.A28]; [Geraete.$A$2:.$C$100]; 2; 0)" office:value-type="string" office:string-value="Beamer" calcext:value-type="string">
            <text:p>Beamer</text:p>
          </table:table-cell>
          <table:table-cell table:formula="of:=VLOOKUP([.B28]; [Mitarbeiter.$A$2:.$C$100]; 2; 0)" office:value-type="string" office:string-value="Paul Dobes-Stiffel" calcext:value-type="string">
            <text:p>Paul Dobes-Stiffel</text:p>
          </table:table-cell>
          <table:table-cell table:formula="of:=VLOOKUP([.A28]; [Geraete.$A$2:.$F$100]; 5; 0)" office:value-type="float" office:value="1246.58" calcext:value-type="float">
            <text:p>1246.58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2.05.2025</text:p>
          </table:table-cell>
          <table:table-cell office:value-type="string" calcext:value-type="string">
            <text:p>31.05.2025</text:p>
          </table:table-cell>
          <table:table-cell table:formula="of:=VLOOKUP([.A29]; [Geraete.$A$2:.$C$100]; 2; 0)" office:value-type="string" office:string-value="Drucker" calcext:value-type="string">
            <text:p>Drucker</text:p>
          </table:table-cell>
          <table:table-cell table:formula="of:=VLOOKUP([.B29]; [Mitarbeiter.$A$2:.$C$100]; 2; 0)" office:value-type="string" office:string-value="Eleni Hauffer" calcext:value-type="string">
            <text:p>Eleni Hauffer</text:p>
          </table:table-cell>
          <table:table-cell table:formula="of:=VLOOKUP([.A29]; [Geraete.$A$2:.$F$100]; 5; 0)" office:value-type="float" office:value="1501.06" calcext:value-type="float">
            <text:p>1501.06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/>
          <table:table-cell table:formula="of:=VLOOKUP([.A30]; [Geraete.$A$2:.$C$100]; 2; 0)" office:value-type="string" office:string-value="Laptop" calcext:value-type="string">
            <text:p>Laptop</text:p>
          </table:table-cell>
          <table:table-cell table:formula="of:=VLOOKUP([.B30]; [Mitarbeiter.$A$2:.$C$100]; 2; 0)" office:value-type="string" office:string-value="Aleksandr Weinhage" calcext:value-type="string">
            <text:p>Aleksandr Weinhage</text:p>
          </table:table-cell>
          <table:table-cell table:formula="of:=VLOOKUP([.A30]; [Geraete.$A$2:.$F$100]; 5; 0)" office:value-type="float" office:value="869.09" calcext:value-type="float">
            <text:p>869.09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6.01.2024</text:p>
          </table:table-cell>
          <table:table-cell/>
          <table:table-cell table:formula="of:=VLOOKUP([.A31]; [Geraete.$A$2:.$C$100]; 2; 0)" office:value-type="string" office:string-value="Beamer" calcext:value-type="string">
            <text:p>Beamer</text:p>
          </table:table-cell>
          <table:table-cell table:formula="of:=VLOOKUP([.B31]; [Mitarbeiter.$A$2:.$C$100]; 2; 0)" office:value-type="string" office:string-value="Aleksandr Weinhage" calcext:value-type="string">
            <text:p>Aleksandr Weinhage</text:p>
          </table:table-cell>
          <table:table-cell table:formula="of:=VLOOKUP([.A31]; [Geraete.$A$2:.$F$100]; 5; 0)" office:value-type="float" office:value="644.54" calcext:value-type="float">
            <text:p>644.54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8.02.2024</text:p>
          </table:table-cell>
          <table:table-cell office:value-type="string" calcext:value-type="string">
            <text:p>09.06.2025</text:p>
          </table:table-cell>
          <table:table-cell table:formula="of:=VLOOKUP([.A32]; [Geraete.$A$2:.$C$100]; 2; 0)" office:value-type="string" office:string-value="Drucker" calcext:value-type="string">
            <text:p>Drucker</text:p>
          </table:table-cell>
          <table:table-cell table:formula="of:=VLOOKUP([.B32]; [Mitarbeiter.$A$2:.$C$100]; 2; 0)" office:value-type="string" office:string-value="Paul Dobes-Stiffel" calcext:value-type="string">
            <text:p>Paul Dobes-Stiffel</text:p>
          </table:table-cell>
          <table:table-cell table:formula="of:=VLOOKUP([.A32]; [Geraete.$A$2:.$F$100]; 5; 0)" office:value-type="float" office:value="1501.06" calcext:value-type="float">
            <text:p>1501.06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4.02.2024</text:p>
          </table:table-cell>
          <table:table-cell/>
          <table:table-cell table:formula="of:=VLOOKUP([.A33]; [Geraete.$A$2:.$C$100]; 2; 0)" office:value-type="string" office:string-value="Laptop" calcext:value-type="string">
            <text:p>Laptop</text:p>
          </table:table-cell>
          <table:table-cell table:formula="of:=VLOOKUP([.B33]; [Mitarbeiter.$A$2:.$C$100]; 2; 0)" office:value-type="string" office:string-value="Klemens Löffler" calcext:value-type="string">
            <text:p>Klemens Löffler</text:p>
          </table:table-cell>
          <table:table-cell table:formula="of:=VLOOKUP([.A33]; [Geraete.$A$2:.$F$100]; 5; 0)" office:value-type="float" office:value="1095.62" calcext:value-type="float">
            <text:p>1095.62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9.06.2025</text:p>
          </table:table-cell>
          <table:table-cell office:value-type="string" calcext:value-type="string">
            <text:p>08.09.2025</text:p>
          </table:table-cell>
          <table:table-cell table:formula="of:=VLOOKUP([.A34]; [Geraete.$A$2:.$C$100]; 2; 0)" office:value-type="string" office:string-value="Laptop" calcext:value-type="string">
            <text:p>Laptop</text:p>
          </table:table-cell>
          <table:table-cell table:formula="of:=VLOOKUP([.B34]; [Mitarbeiter.$A$2:.$C$100]; 2; 0)" office:value-type="string" office:string-value="Paul Dobes-Stiffel" calcext:value-type="string">
            <text:p>Paul Dobes-Stiffel</text:p>
          </table:table-cell>
          <table:table-cell table:formula="of:=VLOOKUP([.A34]; [Geraete.$A$2:.$F$100]; 5; 0)" office:value-type="float" office:value="1007.88" calcext:value-type="float">
            <text:p>1007.88</text:p>
          </table:table-cell>
        </table:table-row>
        <table:table-row table:style-name="ro1">
          <table:table-cell office:value-type="string" calcext:value-type="string">
            <text:p>G002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18.01.2025</text:p>
          </table:table-cell>
          <table:table-cell/>
          <table:table-cell table:formula="of:=VLOOKUP([.A35]; [Geraete.$A$2:.$C$100]; 2; 0)" office:value-type="string" office:string-value="Beamer" calcext:value-type="string">
            <text:p>Beamer</text:p>
          </table:table-cell>
          <table:table-cell table:formula="of:=VLOOKUP([.B35]; [Mitarbeiter.$A$2:.$C$100]; 2; 0)" office:value-type="string" office:string-value="Alexandre Davids" calcext:value-type="string">
            <text:p>Alexandre Davids</text:p>
          </table:table-cell>
          <table:table-cell table:formula="of:=VLOOKUP([.A35]; [Geraete.$A$2:.$F$100]; 5; 0)" office:value-type="float" office:value="545.46" calcext:value-type="float">
            <text:p>545.46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1.12.2023</text:p>
          </table:table-cell>
          <table:table-cell office:value-type="string" calcext:value-type="string">
            <text:p>24.09.2024</text:p>
          </table:table-cell>
          <table:table-cell table:formula="of:=VLOOKUP([.A36]; [Geraete.$A$2:.$C$100]; 2; 0)" office:value-type="string" office:string-value="Beamer" calcext:value-type="string">
            <text:p>Beamer</text:p>
          </table:table-cell>
          <table:table-cell table:formula="of:=VLOOKUP([.B36]; [Mitarbeiter.$A$2:.$C$100]; 2; 0)" office:value-type="string" office:string-value="Alexandre Davids" calcext:value-type="string">
            <text:p>Alexandre Davids</text:p>
          </table:table-cell>
          <table:table-cell table:formula="of:=VLOOKUP([.A36]; [Geraete.$A$2:.$F$100]; 5; 0)" office:value-type="float" office:value="1629.76" calcext:value-type="float">
            <text:p>1629.76</text:p>
          </table:table-cell>
        </table:table-row>
        <table:table-row table:style-name="ro1">
          <table:table-cell office:value-type="string" calcext:value-type="string">
            <text:p>G0032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4.08.2024</text:p>
          </table:table-cell>
          <table:table-cell office:value-type="string" calcext:value-type="string">
            <text:p>02.08.2025</text:p>
          </table:table-cell>
          <table:table-cell table:formula="of:=VLOOKUP([.A37]; [Geraete.$A$2:.$C$100]; 2; 0)" office:value-type="string" office:string-value="Laptop" calcext:value-type="string">
            <text:p>Laptop</text:p>
          </table:table-cell>
          <table:table-cell table:formula="of:=VLOOKUP([.B37]; [Mitarbeiter.$A$2:.$C$100]; 2; 0)" office:value-type="string" office:string-value="Paul Dobes-Stiffel" calcext:value-type="string">
            <text:p>Paul Dobes-Stiffel</text:p>
          </table:table-cell>
          <table:table-cell table:formula="of:=VLOOKUP([.A37]; [Geraete.$A$2:.$F$100]; 5; 0)" office:value-type="float" office:value="1801.36" calcext:value-type="float">
            <text:p>1801.36</text:p>
          </table:table-cell>
        </table:table-row>
        <table:table-row table:style-name="ro1">
          <table:table-cell office:value-type="string" calcext:value-type="string">
            <text:p>G001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26.11.2024</text:p>
          </table:table-cell>
          <table:table-cell office:value-type="string" calcext:value-type="string">
            <text:p>03.03.2025</text:p>
          </table:table-cell>
          <table:table-cell table:formula="of:=VLOOKUP([.A38]; [Geraete.$A$2:.$C$100]; 2; 0)" office:value-type="string" office:string-value="Laptop" calcext:value-type="string">
            <text:p>Laptop</text:p>
          </table:table-cell>
          <table:table-cell table:formula="of:=VLOOKUP([.B38]; [Mitarbeiter.$A$2:.$C$100]; 2; 0)" office:value-type="string" office:string-value="Aleksandr Weinhage" calcext:value-type="string">
            <text:p>Aleksandr Weinhage</text:p>
          </table:table-cell>
          <table:table-cell table:formula="of:=VLOOKUP([.A38]; [Geraete.$A$2:.$F$100]; 5; 0)" office:value-type="float" office:value="1415.97" calcext:value-type="float">
            <text:p>1415.97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5.12.2024</text:p>
          </table:table-cell>
          <table:table-cell/>
          <table:table-cell table:formula="of:=VLOOKUP([.A39]; [Geraete.$A$2:.$C$100]; 2; 0)" office:value-type="string" office:string-value="Beamer" calcext:value-type="string">
            <text:p>Beamer</text:p>
          </table:table-cell>
          <table:table-cell table:formula="of:=VLOOKUP([.B39]; [Mitarbeiter.$A$2:.$C$100]; 2; 0)" office:value-type="string" office:string-value="Aleksandr Weinhage" calcext:value-type="string">
            <text:p>Aleksandr Weinhage</text:p>
          </table:table-cell>
          <table:table-cell table:formula="of:=VLOOKUP([.A39]; [Geraete.$A$2:.$F$100]; 5; 0)" office:value-type="float" office:value="644.54" calcext:value-type="float">
            <text:p>644.54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 office:value-type="string" calcext:value-type="string">
            <text:p>12.08.2025</text:p>
          </table:table-cell>
          <table:table-cell table:formula="of:=VLOOKUP([.A40]; [Geraete.$A$2:.$C$100]; 2; 0)" office:value-type="string" office:string-value="Laptop" calcext:value-type="string">
            <text:p>Laptop</text:p>
          </table:table-cell>
          <table:table-cell table:formula="of:=VLOOKUP([.B40]; [Mitarbeiter.$A$2:.$C$100]; 2; 0)" office:value-type="string" office:string-value="Aleksandr Weinhage" calcext:value-type="string">
            <text:p>Aleksandr Weinhage</text:p>
          </table:table-cell>
          <table:table-cell table:formula="of:=VLOOKUP([.A40]; [Geraete.$A$2:.$F$100]; 5; 0)" office:value-type="float" office:value="1007.88" calcext:value-type="float">
            <text:p>1007.88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4.03.2025</text:p>
          </table:table-cell>
          <table:table-cell office:value-type="string" calcext:value-type="string">
            <text:p>07.05.2025</text:p>
          </table:table-cell>
          <table:table-cell table:formula="of:=VLOOKUP([.A41]; [Geraete.$A$2:.$C$100]; 2; 0)" office:value-type="string" office:string-value="Beamer" calcext:value-type="string">
            <text:p>Beamer</text:p>
          </table:table-cell>
          <table:table-cell table:formula="of:=VLOOKUP([.B41]; [Mitarbeiter.$A$2:.$C$100]; 2; 0)" office:value-type="string" office:string-value="Univ.Prof. Heimo Karge" calcext:value-type="string">
            <text:p>Univ.Prof. Heimo Karge</text:p>
          </table:table-cell>
          <table:table-cell table:formula="of:=VLOOKUP([.A41]; [Geraete.$A$2:.$F$100]; 5; 0)" office:value-type="float" office:value="1212.29" calcext:value-type="float">
            <text:p>1212.29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5.03.2025</text:p>
          </table:table-cell>
          <table:table-cell/>
          <table:table-cell table:formula="of:=VLOOKUP([.A42]; [Geraete.$A$2:.$C$100]; 2; 0)" office:value-type="string" office:string-value="Beamer" calcext:value-type="string">
            <text:p>Beamer</text:p>
          </table:table-cell>
          <table:table-cell table:formula="of:=VLOOKUP([.B42]; [Mitarbeiter.$A$2:.$C$100]; 2; 0)" office:value-type="string" office:string-value="Eleni Hauffer" calcext:value-type="string">
            <text:p>Eleni Hauffer</text:p>
          </table:table-cell>
          <table:table-cell table:formula="of:=VLOOKUP([.A42]; [Geraete.$A$2:.$F$100]; 5; 0)" office:value-type="float" office:value="1212.29" calcext:value-type="float">
            <text:p>1212.29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25.09.2025</text:p>
          </table:table-cell>
          <table:table-cell table:formula="of:=VLOOKUP([.A43]; [Geraete.$A$2:.$C$100]; 2; 0)" office:value-type="string" office:string-value="Drucker" calcext:value-type="string">
            <text:p>Drucker</text:p>
          </table:table-cell>
          <table:table-cell table:formula="of:=VLOOKUP([.B43]; [Mitarbeiter.$A$2:.$C$100]; 2; 0)" office:value-type="string" office:string-value="Carolin Hande" calcext:value-type="string">
            <text:p>Carolin Hande</text:p>
          </table:table-cell>
          <table:table-cell table:formula="of:=VLOOKUP([.A43]; [Geraete.$A$2:.$F$100]; 5; 0)" office:value-type="float" office:value="823.23" calcext:value-type="float">
            <text:p>823.23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18.05.2025</text:p>
          </table:table-cell>
          <table:table-cell office:value-type="string" calcext:value-type="string">
            <text:p>08.07.2025</text:p>
          </table:table-cell>
          <table:table-cell table:formula="of:=VLOOKUP([.A44]; [Geraete.$A$2:.$C$100]; 2; 0)" office:value-type="string" office:string-value="Drucker" calcext:value-type="string">
            <text:p>Drucker</text:p>
          </table:table-cell>
          <table:table-cell table:formula="of:=VLOOKUP([.B44]; [Mitarbeiter.$A$2:.$C$100]; 2; 0)" office:value-type="string" office:string-value="Orhan Siering MBA." calcext:value-type="string">
            <text:p>Orhan Siering MBA.</text:p>
          </table:table-cell>
          <table:table-cell table:formula="of:=VLOOKUP([.A44]; [Geraete.$A$2:.$F$100]; 5; 0)" office:value-type="float" office:value="1501.06" calcext:value-type="float">
            <text:p>1501.06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02.10.2025</text:p>
          </table:table-cell>
          <table:table-cell table:formula="of:=VLOOKUP([.A45]; [Geraete.$A$2:.$C$100]; 2; 0)" office:value-type="string" office:string-value="Drucker" calcext:value-type="string">
            <text:p>Drucker</text:p>
          </table:table-cell>
          <table:table-cell table:formula="of:=VLOOKUP([.B45]; [Mitarbeiter.$A$2:.$C$100]; 2; 0)" office:value-type="string" office:string-value="Carolin Hande" calcext:value-type="string">
            <text:p>Carolin Hande</text:p>
          </table:table-cell>
          <table:table-cell table:formula="of:=VLOOKUP([.A45]; [Geraete.$A$2:.$F$100]; 5; 0)" office:value-type="float" office:value="1501.06" calcext:value-type="float">
            <text:p>1501.06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3.07.2024</text:p>
          </table:table-cell>
          <table:table-cell/>
          <table:table-cell table:formula="of:=VLOOKUP([.A46]; [Geraete.$A$2:.$C$100]; 2; 0)" office:value-type="string" office:string-value="Smartphone" calcext:value-type="string">
            <text:p>Smartphone</text:p>
          </table:table-cell>
          <table:table-cell table:formula="of:=VLOOKUP([.B46]; [Mitarbeiter.$A$2:.$C$100]; 2; 0)" office:value-type="string" office:string-value="Orhan Siering MBA." calcext:value-type="string">
            <text:p>Orhan Siering MBA.</text:p>
          </table:table-cell>
          <table:table-cell table:formula="of:=VLOOKUP([.A46]; [Geraete.$A$2:.$F$100]; 5; 0)" office:value-type="float" office:value="1257.96" calcext:value-type="float">
            <text:p>1257.96</text:p>
          </table:table-cell>
        </table:table-row>
      </table:table>
      <table:table table:name="Pivot Table_Gesamt_1" table:style-name="ta1">
        <table:table-column table:style-name="co5" table:default-cell-style-name="Pivot_20_Table_20_Field"/>
        <table:table-column table:style-name="co5" table:default-cell-style-name="ce3"/>
        <table:table-row table:style-name="ro1">
          <table:table-cell office:value-type="string" calcext:value-type="string">
            <text:p>Rückgabe am</text:p>
          </table:table-cell>
          <table:table-cell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um - Gerätewert</text:p>
          </table:table-cell>
          <table:table-cell table:style-name="ce4"/>
        </table:table-row>
        <table:table-row table:style-name="ro1">
          <table:table-cell table:style-name="ce2" office:value-type="float" office:value="52582.21" calcext:value-type="float">
            <text:p>52582.21</text:p>
          </table:table-cell>
          <table:table-cell table:style-name="ce5"/>
        </table:table-row>
      </table:table>
      <table:named-expressions/>
      <table:data-pilot-tables>
        <table:data-pilot-table table:name="DataPilot1" table:application-data="" table:target-range-address="'Pivot Table_Gesamt_1'.A1:'Pivot Table_Gesamt_1'.B4" table:buttons="'Pivot Table_Gesamt_1'.A1" table:show-filter-button="false" table:drill-down-on-double-click="false">
          <table:source-cell-range table:cell-range-address="Gesamt.A1:Gesamt.G46"/>
          <table:data-pilot-field table:source-field-name="Rückgabe am" table:orientation="page" table:used-hierarchy="0" table:function="auto" loext:ignore-selected-page="true" table:selected-page="01.07.2025">
            <table:data-pilot-level table:show-empty="false" calcext:repeat-item-labels="false">
              <table:data-pilot-members>
                <table:data-pilot-member table:name="01.07.2025" table:display="true" table:show-details="true"/>
                <table:data-pilot-member table:name="02.08.2025" table:display="true" table:show-details="true"/>
                <table:data-pilot-member table:name="02.10.2025" table:display="true" table:show-details="true"/>
                <table:data-pilot-member table:name="03.03.2025" table:display="true" table:show-details="true"/>
                <table:data-pilot-member table:name="04.10.2025" table:display="true" table:show-details="true"/>
                <table:data-pilot-member table:name="04.12.2024" table:display="true" table:show-details="true"/>
                <table:data-pilot-member table:name="05.09.2025" table:display="true" table:show-details="true"/>
                <table:data-pilot-member table:name="05.10.2025" table:display="true" table:show-details="true"/>
                <table:data-pilot-member table:name="06.01.2025" table:display="true" table:show-details="true"/>
                <table:data-pilot-member table:name="07.05.2025" table:display="true" table:show-details="true"/>
                <table:data-pilot-member table:name="08.07.2025" table:display="true" table:show-details="true"/>
                <table:data-pilot-member table:name="08.09.2025" table:display="true" table:show-details="true"/>
                <table:data-pilot-member table:name="09.06.2025" table:display="true" table:show-details="true"/>
                <table:data-pilot-member table:name="10.06.2025" table:display="true" table:show-details="true"/>
                <table:data-pilot-member table:name="12.08.2025" table:display="true" table:show-details="true"/>
                <table:data-pilot-member table:name="15.07.2025" table:display="true" table:show-details="true"/>
                <table:data-pilot-member table:name="16.03.2025" table:display="true" table:show-details="true"/>
                <table:data-pilot-member table:name="16.07.2025" table:display="true" table:show-details="true"/>
                <table:data-pilot-member table:name="17.08.2025" table:display="true" table:show-details="true"/>
                <table:data-pilot-member table:name="22.09.2025" table:display="true" table:show-details="true"/>
                <table:data-pilot-member table:name="24.09.2024" table:display="true" table:show-details="true"/>
                <table:data-pilot-member table:name="25.09.2025" table:display="true" table:show-details="true"/>
                <table:data-pilot-member table:name="26.02.2025" table:display="true" table:show-details="true"/>
                <table:data-pilot-member table:name="27.06.2024" table:display="true" table:show-details="true"/>
                <table:data-pilot-member table:name="27.11.2024" table:display="true" table:show-details="true"/>
                <table:data-pilot-member table:name="29.08.2025" table:display="true" table:show-details="true"/>
                <table:data-pilot-member table:name="30.07.2025" table:display="true" table:show-details="true"/>
                <table:data-pilot-member table:name="30.09.2025" table:display="true" table:show-details="true"/>
                <table:data-pilot-member table:name="31.05.20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rätewert" table:orientation="data" table:used-hierarchy="0" table:function="sum">
            <table:data-pilot-level table:show-empty="false" calcext:repeat-item-labels="false">
              <table:data-pilot-members>
                <table:data-pilot-member table:name="501.64" table:display="true" table:show-details="true"/>
                <table:data-pilot-member table:name="545.46" table:display="true" table:show-details="true"/>
                <table:data-pilot-member table:name="644.54" table:display="true" table:show-details="true"/>
                <table:data-pilot-member table:name="661.44" table:display="true" table:show-details="true"/>
                <table:data-pilot-member table:name="750.91" table:display="true" table:show-details="true"/>
                <table:data-pilot-member table:name="823.23" table:display="true" table:show-details="true"/>
                <table:data-pilot-member table:name="869.09" table:display="true" table:show-details="true"/>
                <table:data-pilot-member table:name="1007.88" table:display="true" table:show-details="true"/>
                <table:data-pilot-member table:name="1095.62" table:display="true" table:show-details="true"/>
                <table:data-pilot-member table:name="1134.16" table:display="true" table:show-details="true"/>
                <table:data-pilot-member table:name="1212.29" table:display="true" table:show-details="true"/>
                <table:data-pilot-member table:name="1246.58" table:display="true" table:show-details="true"/>
                <table:data-pilot-member table:name="1257.96" table:display="true" table:show-details="true"/>
                <table:data-pilot-member table:name="1415.97" table:display="true" table:show-details="true"/>
                <table:data-pilot-member table:name="1417.1" table:display="true" table:show-details="true"/>
                <table:data-pilot-member table:name="1458.02" table:display="true" table:show-details="true"/>
                <table:data-pilot-member table:name="1501.06" table:display="true" table:show-details="true"/>
                <table:data-pilot-member table:name="1553.15" table:display="true" table:show-details="true"/>
                <table:data-pilot-member table:name="1591.98" table:display="true" table:show-details="true"/>
                <table:data-pilot-member table:name="1629.76" table:display="true" table:show-details="true"/>
                <table:data-pilot-member table:name="1688.07" table:display="true" table:show-details="true"/>
                <table:data-pilot-member table:name="1801.36" table:display="true" table:show-details="true"/>
                <table:data-pilot-member table:name="1898.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09:09:54.518785202</meta:creation-date>
    <dc:date>2026-04-18T09:38:46.906749083</dc:date>
    <meta:editing-duration>PT16M48S</meta:editing-duration>
    <meta:editing-cycles>2</meta:editing-cycles>
    <meta:generator>LibreOffice/24.2.7.2$Linux_X86_64 LibreOffice_project/420$Build-2</meta:generator>
    <meta:document-statistic meta:table-count="5" meta:cell-count="746" meta:object-count="0"/>
  </office:meta>
</office:document-meta>
</file>